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Text_20_body">
      <style:text-properties officeooo:rsid="0023dc9b" officeooo:paragraph-rsid="0024e145"/>
    </style:style>
    <style:style style:name="P5" style:family="paragraph" style:parent-style-name="Text_20_body">
      <style:text-properties officeooo:rsid="0024e145" officeooo:paragraph-rsid="0024e145"/>
    </style:style>
    <style:style style:name="P6" style:family="paragraph" style:parent-style-name="Text_20_body">
      <style:text-properties officeooo:rsid="0026e081" officeooo:paragraph-rsid="0026e081"/>
    </style:style>
    <style:style style:name="P7" style:family="paragraph" style:parent-style-name="Text_20_body">
      <style:text-properties officeooo:rsid="002805e1" officeooo:paragraph-rsid="002805e1"/>
    </style:style>
    <style:style style:name="P8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9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10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11" style:family="paragraph" style:parent-style-name="Text_20_body">
      <style:text-properties officeooo:paragraph-rsid="0036926e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13" style:family="paragraph" style:parent-style-name="Subtitle">
      <style:text-properties officeooo:rsid="001ab578" officeooo:paragraph-rsid="001ab578"/>
    </style:style>
    <style:style style:name="P14" style:family="paragraph" style:parent-style-name="Title">
      <style:text-properties officeooo:rsid="001ab578" officeooo:paragraph-rsid="001ab578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23" style:family="paragraph" style:parent-style-name="Heading">
      <style:text-properties officeooo:rsid="001c78bd" officeooo:paragraph-rsid="001c78bd"/>
    </style:style>
    <style:style style:name="P24" style:family="paragraph" style:parent-style-name="Heading">
      <style:text-properties officeooo:rsid="001faa71" officeooo:paragraph-rsid="001faa71"/>
    </style:style>
    <style:style style:name="P25" style:family="paragraph" style:parent-style-name="Heading">
      <style:text-properties officeooo:rsid="001e186d" officeooo:paragraph-rsid="00282679"/>
    </style:style>
    <style:style style:name="P26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27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33e61d" officeooo:paragraph-rsid="0033e61d" style:font-size-asian="12pt" style:font-size-complex="12pt"/>
    </style:style>
    <style:style style:name="P30" style:family="paragraph" style:parent-style-name="Table_20_Contents">
      <style:text-properties officeooo:rsid="001faa71" officeooo:paragraph-rsid="001faa71"/>
    </style:style>
    <style:style style:name="P31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32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33" style:family="paragraph" style:parent-style-name="Table_20_Heading">
      <style:text-properties officeooo:rsid="001c78bd" officeooo:paragraph-rsid="001c78bd"/>
    </style:style>
    <style:style style:name="P34" style:family="paragraph" style:parent-style-name="Table_20_Heading">
      <style:text-properties officeooo:rsid="001e186d" officeooo:paragraph-rsid="001e186d"/>
    </style:style>
    <style:style style:name="P35" style:family="paragraph" style:parent-style-name="Table_20_Heading">
      <style:text-properties officeooo:rsid="001faa71" officeooo:paragraph-rsid="001faa71"/>
    </style:style>
    <style:style style:name="P3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3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38" style:family="paragraph" style:parent-style-name="Text_20_body" style:list-style-name="L1">
      <style:text-properties officeooo:rsid="002805e1" officeooo:paragraph-rsid="002805e1"/>
    </style:style>
    <style:style style:name="P39" style:family="paragraph" style:parent-style-name="Text_20_body" style:list-style-name="L1">
      <style:text-properties officeooo:rsid="00282679" officeooo:paragraph-rsid="00282679"/>
    </style:style>
    <style:style style:name="P40" style:family="paragraph" style:parent-style-name="Text_20_body" style:list-style-name="L2">
      <style:text-properties officeooo:rsid="00282679" officeooo:paragraph-rsid="00282679"/>
    </style:style>
    <style:style style:name="P41" style:family="paragraph" style:parent-style-name="Text_20_body" style:list-style-name="L2">
      <style:text-properties officeooo:rsid="00282679" officeooo:paragraph-rsid="002df33d"/>
    </style:style>
    <style:style style:name="P42" style:family="paragraph" style:parent-style-name="Text_20_body" style:list-style-name="L1">
      <style:text-properties officeooo:rsid="003a394c" officeooo:paragraph-rsid="003a394c"/>
    </style:style>
    <style:style style:name="P43" style:family="paragraph" style:parent-style-name="Text_20_body" style:list-style-name="L1">
      <style:text-properties officeooo:rsid="002c7548" officeooo:paragraph-rsid="002c7548"/>
    </style:style>
    <style:style style:name="P44" style:family="paragraph" style:parent-style-name="Text_20_body" style:list-style-name="L1">
      <style:text-properties officeooo:rsid="002f21ab" officeooo:paragraph-rsid="002f21ab"/>
    </style:style>
    <style:style style:name="P45" style:family="paragraph" style:parent-style-name="Text_20_body" style:list-style-name="L2">
      <style:text-properties officeooo:rsid="002905da" officeooo:paragraph-rsid="003aefba"/>
    </style:style>
    <style:style style:name="P46" style:family="paragraph" style:parent-style-name="Text_20_body" style:list-style-name="L3">
      <style:text-properties officeooo:rsid="0029c9bb" officeooo:paragraph-rsid="0029c9bb"/>
    </style:style>
    <style:style style:name="P47" style:family="paragraph" style:parent-style-name="Text_20_body" style:list-style-name="L3">
      <style:text-properties officeooo:rsid="003aefba" officeooo:paragraph-rsid="003aefba"/>
    </style:style>
    <style:style style:name="P48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5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aefba" style:font-size-asian="12pt" style:font-size-complex="12pt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aefba" style:font-size-asian="12pt" style:font-size-complex="12pt"/>
    </style:style>
    <style:style style:name="P54" style:family="paragraph" style:parent-style-name="Heading_20_1">
      <style:text-properties officeooo:rsid="0029ec92" officeooo:paragraph-rsid="0029ec92"/>
    </style:style>
    <style:style style:name="P55" style:family="paragraph" style:parent-style-name="Heading_20_1">
      <style:text-properties officeooo:rsid="0036926e" officeooo:paragraph-rsid="0036926e"/>
    </style:style>
    <style:style style:name="P56" style:family="paragraph" style:parent-style-name="Heading_20_1">
      <style:text-properties officeooo:rsid="001ab578" officeooo:paragraph-rsid="001ab578"/>
    </style:style>
    <style:style style:name="P57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style:style style:name="T24" style:family="text">
      <style:text-properties officeooo:rsid="0033e61d"/>
    </style:style>
    <style:style style:name="T25" style:family="text">
      <style:text-properties officeooo:rsid="00353c77"/>
    </style:style>
    <style:style style:name="T26" style:family="text">
      <style:text-properties officeooo:rsid="0036926e"/>
    </style:style>
    <style:style style:name="T27" style:family="text">
      <style:text-properties style:font-name="Liberation Serif" officeooo:rsid="0029ec92"/>
    </style:style>
    <style:style style:name="T28" style:family="text">
      <style:text-properties officeooo:rsid="003a394c"/>
    </style:style>
    <style:style style:name="T29" style:family="text">
      <style:text-properties officeooo:rsid="003a91bd"/>
    </style:style>
    <style:style style:name="T30" style:family="text">
      <style:text-properties officeooo:rsid="003ae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luto ACE</text:p>
      <text:p text:style-name="P13">A 65C02 SBC by Johan Groth</text:p>
      <text:h text:style-name="Heading_20_2" text:outline-level="2">Introduction</text:h>
      <text:p text:style-name="P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</text:span><text:span text:style-name="T27">new</text:span><text:span text:style-name="T16"> hardware architecture is too much of a hassle. So I decided to build an SBC based on a 65C02 and using Forth as it's OS.</text:span></text:p>
      <text:p text:style-name="P7">Ambitious, yes!</text:p>
      <text:p text:style-name="P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8"><text:span text:style-name="T11">H</text:span>ardware:</text:p>
      <text:list xml:id="list3956788865457733537" text:style-name="L1">
        <text:list-item>
          <text:p text:style-name="P38">An WDC65C02</text:p>
        </text:list-item>
        <text:list-item>
          <text:p text:style-name="P38">An ACIA (I chose <text:span text:style-name="T15">the </text:span>R65<text:span text:style-name="T28">C</text:span>51<text:span text:style-name="T28">AE4</text:span> as the WDC65C51 has a hardware bug <text:span text:style-name="T28">which makes transmission difficult to implement.</text:span>) </text:p>
        </text:list-item>
        <text:list-item>
          <text:p text:style-name="P38"><text:span text:style-name="T28">One</text:span> VIA WDC65C21</text:p>
        </text:list-item>
        <text:list-item>
          <text:p text:style-name="P39">32KB of RAM</text:p>
        </text:list-item>
        <text:list-item>
          <text:p text:style-name="P39">32KB of ROM</text:p>
        </text:list-item>
        <text:list-item>
          <text:p text:style-name="P39">16-bit IDE interface </text:p>
        </text:list-item>
        <text:list-item>
          <text:p text:style-name="P42">RTC DS1511<text:span text:style-name="T29">Y</text:span></text:p>
        </text:list-item>
        <text:list-item>
          <text:p text:style-name="P43">Backplane (passive, active, don't know. To be honest I don't know the difference). </text:p>
        </text:list-item>
        <text:list-item>
          <text:p text:style-name="P44">Box to house it. Must be something retro, like a radio from the forties (inspired by the Veronica project).</text:p>
        </text:list-item>
        <text:list-item>
          <text:p text:style-name="P42">VT100 terminal interface. </text:p>
        </text:list-item>
      </text:list>
      <text:p text:style-name="P9">Software:</text:p>
      <text:list xml:id="list6250304122109016852" text:style-name="L2">
        <text:list-item>
          <text:p text:style-name="P40"><text:span text:style-name="T24">Tali </text:span>Forth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45">PLUTO OS which will use <text:span text:style-name="T24">Tali </text:span>Forth, <text:span text:style-name="T15">so for example,</text:span> creating <text:span text:style-name="T19">multiple</text:span> director<text:span text:style-name="T19">ies</text:span> will be something like <text:span text:style-name="T14">mkdir </text:span><text:span text:style-name="T13">“</text:span><text:span text:style-name="T14">dir1/dir2/dir3”</text:span>.</text:p>
        </text:list-item>
        <text:list-item>
          <text:p text:style-name="P41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10">Personal:</text:p>
      <text:list xml:id="list2388043538796125854" text:style-name="L3">
        <text:list-item>
          <text:p text:style-name="P46"><text:span text:style-name="T17">Learn a</text:span> lot more about digital electronics (in some areas relearn what I once knew).</text:p>
        </text:list-item>
        <text:list-item>
          <text:p text:style-name="P46">KiCad <text:span text:style-name="T16">because it is free and a Linux version exists.</text:span></text:p>
        </text:list-item>
        <text:list-item>
          <text:p text:style-name="P46">65C02 assembly (I've forgotten <text:span text:style-name="T28">so</text:span> much from my Commodore 64 days).</text:p>
        </text:list-item>
        <text:list-item>
          <text:p text:style-name="P47">Learn Forth</text:p>
        </text:list-item>
      </text:list>
      <text:h text:style-name="P54" text:outline-level="1"><text:soft-page-break/>Architecture</text:h>
      <text:p text:style-name="P25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4">Start</text:p>
            </table:table-cell>
            <table:table-cell table:style-name="Table2.A1" office:value-type="string">
              <text:p text:style-name="P34">End</text:p>
            </table:table-cell>
            <table:table-cell table:style-name="Table2.C1" office:value-type="string">
              <text:p text:style-name="P34">Description</text:p>
            </table:table-cell>
          </table:table-row>
        </table:table-header-rows>
        <table:table-row>
          <table:table-cell table:style-name="Table2.A2" office:value-type="string">
            <text:p text:style-name="P22"><text:span text:style-name="T4">$</text:span><text:span text:style-name="T3">0000</text:span></text:p>
          </table:table-cell>
          <table:table-cell table:style-name="Table2.A2" office:value-type="string">
            <text:p text:style-name="P18"><text:span text:style-name="T2">$</text:span>7EFF</text:p>
          </table:table-cell>
          <table:table-cell table:style-name="Table2.C2" office:value-type="string">
            <text:p text:style-name="P20">RAM (32K minus 256 bytes)</text:p>
          </table:table-cell>
        </table:table-row>
        <table:table-row>
          <table:table-cell table:style-name="Table2.A2" office:value-type="string">
            <text:p text:style-name="P17"><text:span text:style-name="T2">$7</text:span>F00</text:p>
          </table:table-cell>
          <table:table-cell table:style-name="Table2.A2" office:value-type="string">
            <text:p text:style-name="P28">$7F<text:span text:style-name="T30">1</text:span>F</text:p>
          </table:table-cell>
          <table:table-cell table:style-name="Table2.C2" office:value-type="string">
            <text:p text:style-name="P19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21">$7F<text:span text:style-name="T30">20</text:span></text:p>
          </table:table-cell>
          <table:table-cell table:style-name="Table2.A2" office:value-type="string">
            <text:p text:style-name="P29">$7F<text:span text:style-name="T30">3</text:span>F</text:p>
          </table:table-cell>
          <table:table-cell table:style-name="Table2.C2" office:value-type="string">
            <text:p text:style-name="P53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7"><text:span text:style-name="T2">$</text:span>7F<text:span text:style-name="T30">4</text:span>0</text:p>
          </table:table-cell>
          <table:table-cell table:style-name="Table2.A2" office:value-type="string">
            <text:p text:style-name="P17"><text:span text:style-name="T2">$</text:span>7F5F</text:p>
          </table:table-cell>
          <table:table-cell table:style-name="Table2.C2" office:value-type="string">
            <text:p text:style-name="P52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7"><text:span text:style-name="T2">$</text:span>7F60</text:p>
          </table:table-cell>
          <table:table-cell table:style-name="Table2.A2" office:value-type="string">
            <text:p text:style-name="P17"><text:span text:style-name="T2">$</text:span>7F<text:span text:style-name="T30">7</text:span>F</text:p>
          </table:table-cell>
          <table:table-cell table:style-name="Table2.C2" office:value-type="string">
            <text:p text:style-name="P51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7"><text:span text:style-name="T2">$</text:span>7F<text:span text:style-name="T30">8</text:span>0</text:p>
          </table:table-cell>
          <table:table-cell table:style-name="Table2.A2" office:value-type="string">
            <text:p text:style-name="P17"><text:span text:style-name="T2">$</text:span>7F<text:span text:style-name="T30">9</text:span>F</text:p>
          </table:table-cell>
          <table:table-cell table:style-name="Table2.C2" office:value-type="string">
            <text:p text:style-name="P53">Real Time Clock, DS1511Y <text:span text:style-name="T30">(32 bytes)</text:span></text:p>
          </table:table-cell>
        </table:table-row>
        <table:table-row>
          <table:table-cell table:style-name="Table2.A2" office:value-type="string">
            <text:p text:style-name="P17"><text:span text:style-name="T2">$</text:span>7F<text:span text:style-name="T30">A0</text:span></text:p>
          </table:table-cell>
          <table:table-cell table:style-name="Table2.A2" office:value-type="string">
            <text:p text:style-name="P17"><text:span text:style-name="T2">$</text:span>7F<text:span text:style-name="T30">BF</text:span></text:p>
          </table:table-cell>
          <table:table-cell table:style-name="Table2.C2" office:value-type="string">
            <text:p text:style-name="P52">IDE interface (<text:span text:style-name="T30">32</text:span> bytes)</text:p>
          </table:table-cell>
        </table:table-row>
        <table:table-row>
          <table:table-cell table:style-name="Table2.A2" office:value-type="string">
            <text:p text:style-name="P49"><text:span text:style-name="T30">$</text:span>7F<text:span text:style-name="T30">C0</text:span></text:p>
          </table:table-cell>
          <table:table-cell table:style-name="Table2.A2" office:value-type="string">
            <text:p text:style-name="P37">$7FDF</text:p>
          </table:table-cell>
          <table:table-cell table:style-name="Table2.C2" office:value-type="string">
            <text:p text:style-name="P51">VIA (<text:span text:style-name="T30">32</text:span> bytes)</text:p>
          </table:table-cell>
        </table:table-row>
        <table:table-row>
          <table:table-cell table:style-name="Table2.A2" office:value-type="string">
            <text:p text:style-name="P50">$7FE0</text:p>
          </table:table-cell>
          <table:table-cell table:style-name="Table2.A2" office:value-type="string">
            <text:p text:style-name="P37">$7FFF</text:p>
          </table:table-cell>
          <table:table-cell table:style-name="Table2.C2" office:value-type="string">
            <text:p text:style-name="P51"><text:span text:style-name="T6">ACIA</text:span> (<text:span text:style-name="T30">32 </text:span>bytes)</text:p>
          </table:table-cell>
        </table:table-row>
        <table:table-row>
          <table:table-cell table:style-name="Table2.A2" office:value-type="string">
            <text:p text:style-name="P15"><text:span text:style-name="T2">$</text:span>8000</text:p>
          </table:table-cell>
          <table:table-cell table:style-name="Table2.A2" office:value-type="string">
            <text:p text:style-name="P15"><text:span text:style-name="T2">$</text:span>FFFF</text:p>
          </table:table-cell>
          <table:table-cell table:style-name="Table2.C2" office:value-type="string">
            <text:p text:style-name="P16"><text:span text:style-name="T2">E</text:span>EPROM (32K)</text:p>
          </table:table-cell>
        </table:table-row>
      </table:table>
      <text:p text:style-name="P2"/>
      <text:p text:style-name="P23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33">RS1</text:p>
            </table:table-cell>
            <table:table-cell table:style-name="ACIAmemoryMap.A1" office:value-type="string">
              <text:p text:style-name="P33">RS0</text:p>
            </table:table-cell>
            <table:table-cell table:style-name="ACIAmemoryMap.A1" office:value-type="string">
              <text:p text:style-name="P33">R/<text:span text:style-name="T1">W</text:span></text:p>
            </table:table-cell>
            <table:table-cell table:style-name="ACIAmemoryMap.A1" office:value-type="string">
              <text:p text:style-name="P33">Memory Position</text:p>
            </table:table-cell>
            <table:table-cell table:style-name="ACIAmemoryMap.E1" office:value-type="string">
              <text:p text:style-name="P33">Description</text:p>
            </table:table-cell>
          </table:table-row>
        </table:table-header-rows>
        <table:table-row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$7F<text:span text:style-name="T30">E</text:span>0</text:p>
          </table:table-cell>
          <table:table-cell table:style-name="ACIAmemoryMap.E2" office:value-type="string">
            <text:p text:style-name="P27">TxD</text:p>
          </table:table-cell>
        </table:table-row>
        <table:table-row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$7F<text:span text:style-name="T30">E</text:span>0</text:p>
          </table:table-cell>
          <table:table-cell table:style-name="ACIAmemoryMap.E2" office:value-type="string">
            <text:p text:style-name="P27">RxD</text:p>
          </table:table-cell>
        </table:table-row>
        <table:table-row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$7F<text:span text:style-name="T30">E</text:span>1</text:p>
          </table:table-cell>
          <table:table-cell table:style-name="ACIAmemoryMap.E2" office:value-type="string">
            <text:p text:style-name="P27">Programmed Reset</text:p>
          </table:table-cell>
        </table:table-row>
        <table:table-row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$7F<text:span text:style-name="T30">E</text:span>1</text:p>
          </table:table-cell>
          <table:table-cell table:style-name="ACIAmemoryMap.E2" office:value-type="string">
            <text:p text:style-name="P27">Read Status Register</text:p>
          </table:table-cell>
        </table:table-row>
        <table:table-row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$7F<text:span text:style-name="T30">E</text:span>2</text:p>
          </table:table-cell>
          <table:table-cell table:style-name="ACIAmemoryMap.E2" office:value-type="string">
            <text:p text:style-name="P27">Write Command Register</text:p>
          </table:table-cell>
        </table:table-row>
        <table:table-row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$7F<text:span text:style-name="T30">E</text:span>2</text:p>
          </table:table-cell>
          <table:table-cell table:style-name="ACIAmemoryMap.E2" office:value-type="string">
            <text:p text:style-name="P27">Read Command Register</text:p>
          </table:table-cell>
        </table:table-row>
        <table:table-row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0</text:p>
          </table:table-cell>
          <table:table-cell table:style-name="ACIAmemoryMap.A2" office:value-type="string">
            <text:p text:style-name="P26">$7F<text:span text:style-name="T30">E</text:span>3</text:p>
          </table:table-cell>
          <table:table-cell table:style-name="ACIAmemoryMap.E2" office:value-type="string">
            <text:p text:style-name="P27">Write Control Register</text:p>
          </table:table-cell>
        </table:table-row>
        <table:table-row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1</text:p>
          </table:table-cell>
          <table:table-cell table:style-name="ACIAmemoryMap.A2" office:value-type="string">
            <text:p text:style-name="P26">$7F<text:span text:style-name="T30">E</text:span>3</text:p>
          </table:table-cell>
          <table:table-cell table:style-name="ACIAmemoryMap.E2" office:value-type="string">
            <text:p text:style-name="P27">Read Control Register</text:p>
          </table:table-cell>
        </table:table-row>
      </table:table>
      <text:p text:style-name="P24"><text:soft-page-break/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5">Signal abbreviation</text:p>
            </table:table-cell>
            <table:table-cell table:style-name="Table1.A1" office:value-type="string">
              <text:p text:style-name="P35">Meaning</text:p>
            </table:table-cell>
            <table:table-cell table:style-name="Table1.A1" office:value-type="string">
              <text:p text:style-name="P35">Signal direction at DTE UART</text:p>
            </table:table-cell>
            <table:table-cell table:style-name="Table1.A1" office:value-type="string">
              <text:p text:style-name="P35">Logic</text:p>
            </table:table-cell>
            <table:table-cell table:style-name="Table1.A1" office:value-type="string">
              <text:p text:style-name="P35">DB-9 pin number (standard)</text:p>
            </table:table-cell>
            <table:table-cell table:style-name="Table1.F1" office:value-type="string">
              <text:p text:style-name="P35">R6551 (DIP) pin</text:p>
            </table:table-cell>
          </table:table-row>
        </table:table-header-rows>
        <table:table-row>
          <table:table-cell table:style-name="Table1.A2" office:value-type="string">
            <text:p text:style-name="P31">GND</text:p>
          </table:table-cell>
          <table:table-cell table:style-name="Table1.A2" office:value-type="string">
            <text:p text:style-name="P30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1">5</text:p>
          </table:table-cell>
          <table:table-cell table:style-name="Table1.F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31">T<text:span text:style-name="T5">x</text:span>D</text:p>
          </table:table-cell>
          <table:table-cell table:style-name="Table1.A2" office:value-type="string">
            <text:p text:style-name="P30">Transmitted data</text:p>
          </table:table-cell>
          <table:table-cell table:style-name="Table1.A2" office:value-type="string">
            <text:p text:style-name="P30">Output</text:p>
          </table:table-cell>
          <table:table-cell table:style-name="Table1.A2" office:value-type="string">
            <text:p text:style-name="P30">Positive</text:p>
          </table:table-cell>
          <table:table-cell table:style-name="Table1.A2" office:value-type="string">
            <text:p text:style-name="P31">3</text:p>
          </table:table-cell>
          <table:table-cell table:style-name="Table1.F2" office:value-type="string">
            <text:p text:style-name="P31">10</text:p>
          </table:table-cell>
        </table:table-row>
        <table:table-row>
          <table:table-cell table:style-name="Table1.A2" office:value-type="string">
            <text:p text:style-name="P31">R<text:span text:style-name="T5">x</text:span>D</text:p>
          </table:table-cell>
          <table:table-cell table:style-name="Table1.A2" office:value-type="string">
            <text:p text:style-name="P30">Received data</text:p>
          </table:table-cell>
          <table:table-cell table:style-name="Table1.A2" office:value-type="string">
            <text:p text:style-name="P30">Input</text:p>
          </table:table-cell>
          <table:table-cell table:style-name="Table1.A2" office:value-type="string">
            <text:p text:style-name="P30">Positive</text:p>
          </table:table-cell>
          <table:table-cell table:style-name="Table1.A2" office:value-type="string">
            <text:p text:style-name="P31">2</text:p>
          </table:table-cell>
          <table:table-cell table:style-name="Table1.F2" office:value-type="string">
            <text:p text:style-name="P31">12</text:p>
          </table:table-cell>
        </table:table-row>
        <table:table-row>
          <table:table-cell table:style-name="Table1.A2" office:value-type="string">
            <text:p text:style-name="P32">RTS</text:p>
          </table:table-cell>
          <table:table-cell table:style-name="Table1.A2" office:value-type="string">
            <text:p text:style-name="P30">Request to send</text:p>
          </table:table-cell>
          <table:table-cell table:style-name="Table1.A2" office:value-type="string">
            <text:p text:style-name="P30">Output</text:p>
          </table:table-cell>
          <table:table-cell table:style-name="Table1.A2" office:value-type="string">
            <text:p text:style-name="P30">Negative</text:p>
          </table:table-cell>
          <table:table-cell table:style-name="Table1.A2" office:value-type="string">
            <text:p text:style-name="P31">7</text:p>
          </table:table-cell>
          <table:table-cell table:style-name="Table1.F2" office:value-type="string">
            <text:p text:style-name="P31">8</text:p>
          </table:table-cell>
        </table:table-row>
        <table:table-row>
          <table:table-cell table:style-name="Table1.A2" office:value-type="string">
            <text:p text:style-name="P32">CTS</text:p>
          </table:table-cell>
          <table:table-cell table:style-name="Table1.A2" office:value-type="string">
            <text:p text:style-name="P30">Clear to send</text:p>
          </table:table-cell>
          <table:table-cell table:style-name="Table1.A2" office:value-type="string">
            <text:p text:style-name="P30">Input</text:p>
          </table:table-cell>
          <table:table-cell table:style-name="Table1.A2" office:value-type="string">
            <text:p text:style-name="P30">Negative</text:p>
          </table:table-cell>
          <table:table-cell table:style-name="Table1.A2" office:value-type="string">
            <text:p text:style-name="P31">8</text:p>
          </table:table-cell>
          <table:table-cell table:style-name="Table1.F2" office:value-type="string">
            <text:p text:style-name="P31">9</text:p>
          </table:table-cell>
        </table:table-row>
        <table:table-row>
          <table:table-cell table:style-name="Table1.A2" office:value-type="string">
            <text:p text:style-name="P32">DTR</text:p>
          </table:table-cell>
          <table:table-cell table:style-name="Table1.A2" office:value-type="string">
            <text:p text:style-name="P30">Data terminal ready</text:p>
          </table:table-cell>
          <table:table-cell table:style-name="Table1.A2" office:value-type="string">
            <text:p text:style-name="P30">Output</text:p>
          </table:table-cell>
          <table:table-cell table:style-name="Table1.A2" office:value-type="string">
            <text:p text:style-name="P30">Negative</text:p>
          </table:table-cell>
          <table:table-cell table:style-name="Table1.A2" office:value-type="string">
            <text:p text:style-name="P31">4</text:p>
          </table:table-cell>
          <table:table-cell table:style-name="Table1.F2" office:value-type="string">
            <text:p text:style-name="P31">11</text:p>
          </table:table-cell>
        </table:table-row>
        <table:table-row>
          <table:table-cell table:style-name="Table1.A2" office:value-type="string">
            <text:p text:style-name="P32">DSR</text:p>
          </table:table-cell>
          <table:table-cell table:style-name="Table1.A2" office:value-type="string">
            <text:p text:style-name="P30">Data set ready</text:p>
          </table:table-cell>
          <table:table-cell table:style-name="Table1.A2" office:value-type="string">
            <text:p text:style-name="P30">Input</text:p>
          </table:table-cell>
          <table:table-cell table:style-name="Table1.A2" office:value-type="string">
            <text:p text:style-name="P30">Negative</text:p>
          </table:table-cell>
          <table:table-cell table:style-name="Table1.A2" office:value-type="string">
            <text:p text:style-name="P31">6</text:p>
          </table:table-cell>
          <table:table-cell table:style-name="Table1.F2" office:value-type="string">
            <text:p text:style-name="P31">17</text:p>
          </table:table-cell>
        </table:table-row>
        <table:table-row>
          <table:table-cell table:style-name="Table1.A2" office:value-type="string">
            <text:p text:style-name="P32">DCD</text:p>
          </table:table-cell>
          <table:table-cell table:style-name="Table1.A2" office:value-type="string">
            <text:p text:style-name="P30">Data carrier detect</text:p>
          </table:table-cell>
          <table:table-cell table:style-name="Table1.A2" office:value-type="string">
            <text:p text:style-name="P30">Input</text:p>
          </table:table-cell>
          <table:table-cell table:style-name="Table1.A2" office:value-type="string">
            <text:p text:style-name="P30">Negative</text:p>
          </table:table-cell>
          <table:table-cell table:style-name="Table1.A2" office:value-type="string">
            <text:p text:style-name="P31">1</text:p>
          </table:table-cell>
          <table:table-cell table:style-name="Table1.F2" office:value-type="string">
            <text:p text:style-name="P31">16</text:p>
          </table:table-cell>
        </table:table-row>
      </table:table>
      <text:p text:style-name="P3"/>
      <text:h text:style-name="P55" text:outline-level="1">DOS</text:h>
      <text:p text:style-name="P12">From the experience collected with the above prototype software, I went on with the idea of writing a multi layer operating environment (OSS) for the HDD :</text:p>
      <text:list xml:id="list8290392071721558585" text:style-name="L4">
        <text:list-item>
          <text:p text:style-name="P48">1st layer : low level routines - init device, read / write sectors - <text:span text:style-name="T26">written in assembler</text:span></text:p>
        </text:list-item>
        <text:list-item>
          <text:p text:style-name="P48">2nd layer : disk structure analysis - master boot record -&gt; find the partition table, boot parameter block -&gt; find <text:span text:style-name="T26">CFS </text:span>and its main structures - <text:span text:style-name="T26">written in assembler</text:span></text:p>
        </text:list-item>
        <text:list-item>
          <text:p text:style-name="P48">3rd layer : <text:span text:style-name="T26">CFS</text:span> structure navigation - <text:span text:style-name="T26">written in assembler</text:span>.</text:p>
        </text:list-item>
        <text:list-item>
          <text:p text:style-name="P48">4th layer : small and efficient user services - save / load / execute, navigate in directory tree - <text:span text:style-name="T26">written in Forth</text:span></text:p>
        </text:list-item>
      </text:list>
      <text:p text:style-name="P36"/>
      <text:p text:style-name="P11"/>
      <text:h text:style-name="P56" text:outline-level="1">Schematics</text:h>
      <text:h text:style-name="P56" text:outline-level="1">Construction</text:h>
      <text:h text:style-name="P57" text:outline-level="2">PCB</text:h>
      <text:h text:style-name="P57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7-03-23T13:57:31.069292647</dc:date>
    <meta:editing-duration>P9DT16H51M22S</meta:editing-duration>
    <meta:editing-cycles>29</meta:editing-cycles>
    <meta:generator>LibreOffice/5.1.6.2$Linux_X86_64 LibreOffice_project/10m0$Build-2</meta:generator>
    <meta:document-statistic meta:table-count="3" meta:image-count="0" meta:object-count="0" meta:page-count="4" meta:paragraph-count="175" meta:word-count="1067" meta:character-count="5628" meta:non-whitespace-character-count="4749"/>
  </office:meta>
</office:document-meta>
</file>